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Отображение отдельно взятого класса (tut1.cpp)</text:h>
      <text:p text:style-name="Text_20_body">Описать структуру соответствующей таблицы в XML.</text:p>
      <text:p text:style-name="Preformatted_20_Text">&lt;schema&gt; <text:line-break/> <text:s text:c="3"/>&lt;table name="client" sequence="seq_client" class="Client"&gt; <text:line-break/> <text:s text:c="7"/>&lt;column name="id" type="longint"&gt; <text:line-break/> <text:s text:c="11"/>&lt;primary-key /&gt; <text:line-break/> <text:s text:c="7"/>&lt;/column&gt; <text:line-break/> <text:s text:c="7"/>&lt;column name="dt" type="datetime" null="false" default="sysdate" /&gt; <text:line-break/> <text:s text:c="7"/>&lt;column name="name" type="string" size="100" null="false" /&gt; <text:line-break/> <text:s text:c="7"/>&lt;column name="email" type="string" size="100" null="false" /&gt; <text:line-break/> <text:s text:c="7"/>&lt;column name="phone" type="string" size="50" null="true" /&gt; <text:line-break/> <text:s text:c="7"/>&lt;column name="budget" type="decimal" /&gt; <text:line-break/> <text:s text:c="3"/>&lt;/table&gt; <text:line-break/>&lt;/schema&gt; </text:p>
      <text:p text:style-name="Text_20_body">Далее, с помощью специальной утилиты сгенерировать C++ классы. Первый параметр — имя файла со схемой, второй — папка, куда помещать сгенерированные файлы, третий (опциональный) — префикс для директивы <text:span text:style-name="Source_20_Text">#include</text:span> (по умолчанию <text:span text:style-name="Source_20_Text">domain/</text:span>).</text:p>
      <text:p text:style-name="Preformatted_20_Text">$(YBORM_ROOT)/bin/yborm_gen_domain tutorial/tut1.xml domain</text:p>
      <text:p text:style-name="Text_20_body">Если необходимо, сгенерировать SQL DDL скрипт для создания таблиц и сиквенсов. При генерации нужно указать диалект SQL. На данный момент поддерживаются MYSQL, POSTGRES, ORACLE, INTERBASE.</text:p>
      <text:p text:style-name="Preformatted_20_Text">$(YBORM_ROOT)/bin/yborm_gen_sql MYSQL tutorial/tut1.xml </text:p>
      <text:p text:style-name="Text_20_body">В результате будет получен SQL наподобие такого:</text:p>
      <text:p text:style-name="Preformatted_20_Text">CREATE TABLE client ( <text:line-break/> <text:s text:c="3"/>id BIGINT NOT NULL AUTO_INCREMENT, <text:line-break/> <text:s text:c="3"/>dt TIMESTAMP NOT NULL DEFAULT CURRENT_TIMESTAMP, <text:line-break/> <text:s text:c="3"/>name VARCHAR(100) NOT NULL, <text:line-break/> <text:s text:c="3"/>email VARCHAR(100) NOT NULL, <text:line-break/> <text:s text:c="3"/>phone VARCHAR(50), <text:line-break/> <text:s text:c="3"/>budget DECIMAL(16, 6), <text:line-break/> <text:s text:c="3"/>PRIMARY KEY (id) <text:line-break/>) ENGINE=INNODB DEFAULT CHARSET=utf8; </text:p>
      <text:p text:style-name="Text_20_body">Теперь можно использовать доменный класс <text:span text:style-name="Source_20_Text">Client</text:span>. Рассмотрим на примерах. Для синхронизации объектов с БД используется экземпляр класса <text:span text:style-name="Source_20_Text">Yb::Session</text:span>. В качестве уровня абстракции SQL базы используются классы <text:span text:style-name="Source_20_Text">Yb::Engine</text:span> и <text:span text:style-name="Source_20_Text">Yb::SqlConnect</text:span>. В приведённом ниже примере показано создание сессии, создание и заполнение нового экземпляра отображённого класса и сохранение его в сессии с последующим сохранением в БД. При сохранении объекту присваивается новый уникальный ID.</text:p>
      <text:p text:style-name="Preformatted_20_Text">#include &lt;memory&gt; <text:line-break/>#include &lt;iostream&gt; <text:line-break/>#include &lt;orm/MetaDataSingleton.h&gt; <text:line-break/>#include "domain/Client.h" <text:line-break/>using namespace std; <text:line-break/><text:line-break/>int main() <text:line-break/>{ <text:line-break/> <text:s text:c="3"/>auto_ptr&lt;Yb::SqlConnect&gt; conn( <text:line-break/><text:soft-page-break/> <text:s text:c="7"/>new Yb::SqlConnect("ODBC", "MYSQL", "test1_db", "test1", "test1_pwd")); <text:line-break/> <text:s text:c="3"/>Yb::Engine engine(Yb::Engine::MANUAL, conn); <text:line-break/> <text:s text:c="3"/>Yb::Session session(Yb::init_default_meta(), &amp;engine); <text:line-break/> <text:s text:c="3"/>Domain::Client client; <text:line-break/> <text:s text:c="3"/>string name, email, budget; <text:line-break/> <text:s text:c="3"/>cout &lt;&lt; "Enter name, email, budget:\n"; <text:line-break/> <text:s text:c="3"/>cin &gt;&gt; name &gt;&gt; email &gt;&gt; budget; <text:line-break/> <text:s text:c="3"/>client.set_name(name); <text:line-break/> <text:s text:c="3"/>client.set_email(email); <text:line-break/> <text:s text:c="3"/>client.set_budget(Yb::Decimal(budget)); <text:line-break/> <text:s text:c="3"/>client.set_dt(Yb::now()); <text:line-break/> <text:s text:c="3"/>client.save(session); <text:line-break/> <text:s text:c="3"/>session.flush(); <text:line-break/> <text:s text:c="3"/>cout &lt;&lt; "New client: " &lt;&lt; client.get_id() &lt;&lt; endl; <text:line-break/> <text:s text:c="3"/>engine.commit(); <text:line-break/> <text:s text:c="3"/>return 0; <text:line-break/>}</text:p>
      <text:p text:style-name="Text_20_body">Для сборки данного примера необходимо подключить библиотеки <text:span text:style-name="Source_20_Text">$(YBORM_ROOT)/lib/libyborm.so</text:span>, <text:span text:style-name="Source_20_Text">$(YBORM_ROOT)/lib/libybutil.so</text:span>, а также зависимостями <text:span text:style-name="Source_20_Text">-lodbc</text:span>, <text:span text:style-name="Source_20_Text">-lxml2</text:span>, <text:span text:style-name="Source_20_Text">-lboost_thread</text:span>, <text:span text:style-name="Source_20_Text">-lboost_date_time</text:span>. Если вы собираете пример из папки <text:span text:style-name="Source_20_Text">tutorial</text:span>, то можете заглянуть в файл <text:span text:style-name="Source_20_Text">Makefile.am</text:span>.</text:p>
      <text:p text:style-name="Text_20_body">Для подключения к базе используется бакэнд ODBC. Поэтому чтобы пример заработал необходимо внести соответствующий DSN в локальный (<text:span text:style-name="Source_20_Text">~/.odbc.ini</text:span>) или глобальный (<text:span text:style-name="Source_20_Text">/etc/odbc.ini</text:span>) конфигурационный файл.</text:p>
      <text:p text:style-name="Preformatted_20_Text">[test1_db] <text:line-break/>Description <text:s text:c="4"/>= Test database 1 <text:line-break/>Driver <text:s text:c="9"/>= MyODBC <text:line-break/>Server <text:s text:c="9"/>= localhost <text:line-break/>Database <text:s text:c="7"/>= test1_db <text:line-break/>Port <text:s text:c="11"/>= <text:line-break/>Socket <text:s text:c="9"/>= <text:line-break/>Option <text:s text:c="9"/>= 3 <text:line-break/>Stmt <text:s text:c="11"/>= <text:line-break/>CharSet <text:s text:c="8"/>= UTF8</text:p>
      <text:p text:style-name="Text_20_body">Если проследить сгенерированные SQL запросы, то (при использовании MYSQL) увидим следующее:</text:p>
      <text:p text:style-name="Preformatted_20_Text">INSERT INTO client (dt, name, email, phone, budge t) VALUES (?, ?, ?, ?, ?);<text:line-break/>SELECT LAST_INSERT_ID() LID;<text:line-break/>COMMIT;</text:p>
      <text:p text:style-name="Text_20_body">При использовании Oracle последовательность операторов будет иная:</text:p>
      <text:p text:style-name="Preformatted_20_Text">SELECT seq_client.NEXTVAL FROM DUAL;<text:line-break/>INSERT INTO client (id, dt, name, email, phone, b udget) VALUES (?, ?, ?, ?, ?, ?);<text:line-break/>COMMI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.3cm" fo:margin-bottom="0.3cm" fo:text-indent="0cm" style:auto-text-indent="false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_20_sample" style:display-name="code sample" style:family="paragraph" style:parent-style-name="Standard">
      <style:paragraph-properties fo:margin-top="0.199cm" fo:margin-bottom="0.199cm"/>
      <style:text-properties style:font-name="Courier New" fo:font-size="10pt" style:font-size-asian="10.5pt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Source_20_Text" style:display-name="Source Text" style:family="text">
      <style:text-properties style:font-name="Courier New" fo:font-size="10pt" style:font-name-asian="Droid Sans Fallback1" style:font-size-asian="10.5pt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1-11-25T06:41:22</meta:creation-date>
    <dc:date>2012-05-16T17:44:25</dc:date>
    <meta:editing-duration>PT3H44M40S</meta:editing-duration>
    <meta:editing-cycles>14</meta:editing-cycles>
    <meta:generator>LibreOffice/3.4$Unix LibreOffice_project/340m1$Build-402</meta:generator>
    <dc:creator>Viacheslav Naydenov</dc:creator>
    <meta:document-statistic meta:table-count="0" meta:image-count="0" meta:object-count="0" meta:page-count="2" meta:paragraph-count="18" meta:word-count="421" meta:character-count="3855" meta:non-whitespace-character-count="3143"/>
  </office:meta>
</office:document-meta>
</file>